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ExceptionNotification-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ExceptionNotification">
            <text:p>ExceptionNotification</text:p>
          </table:table-cell>
          <table:table-cell table:style-name="ce8" office:value-type="string" office:string-value="Exception Notification. Details">
            <text:p>Exception Notification. Details</text:p>
          </table:table-cell>
          <table:table-cell table:style-name="ce8" office:value-type="string" office:string-value=""/>
          <table:table-cell table:style-name="ce8" office:value-type="string" office:string-value="Exception Notification">
            <text:p>Exception Notific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ExceptionNotification">
            <text:p>ExceptionNotification</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notify an exception in forecast variance, product activity, or performance history.">
            <text:p>A document used to notify an exception in forecast variance, product activity, or performance history.</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Exception Notification. UBL Version Identifier. Identifier">
            <text:p>Exception Notification. UBL Version Identifier. Identifier</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Exception Notification. Customization Identifier. Identifier">
            <text:p>Exception Notification. Customization Identifier. Identifier</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Exception Notification. Profile Identifier. Identifier">
            <text:p>Exception Notification. Profile Identifier. Identifier</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Exception Notification. Profile Execution Identifier. Identifier">
            <text:p>Exception Notification. Profile Execution Identifier. Identifier</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Exception Notification. Identifier">
            <text:p>Exception Notification. Identifier</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Exception Notification Number">
            <text:p>Exception Notification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Exception Notification. Copy_ Indicator. Indicator">
            <text:p>Exception Notification. Copy_ Indicator. Indicator</text:p>
          </table:table-cell>
          <table:table-cell table:style-name="ce9" office:value-type="string" office:string-value=""/>
          <table:table-cell office:value-type="string" table:style-name="ce9" office:string-value="Exception Notification">
            <text:p>Exception Notific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Exception Notification. UUID. Identifier">
            <text:p>Exception Notification. UUID. Identifier</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Exception Notification. Issue Date. Date">
            <text:p>Exception Notification. Issue Date. Date</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Exception Notification Date">
            <text:p>Exception Notification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Exception Notification. Issue Time. Time">
            <text:p>Exception Notification. Issue Time. Time</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Exception Notification. Note. Text">
            <text:p>Exception Notification. Note. Text</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ExceptionObservationPeriod">
            <text:p>ExceptionObservationPeriod</text:p>
          </table:table-cell>
          <table:table-cell table:style-name="ce10" office:value-type="string" office:string-value="Exception Notification. Exception Observation_ Period. Period">
            <text:p>Exception Notification. Exception Observation_ Period. Period</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Exception Observation">
            <text:p>Exception Observation</text:p>
          </table:table-cell>
          <table:table-cell table:style-name="ce10" office:value-type="string" office:string-value=""/>
          <table:table-cell table:style-name="ce10" office:value-type="string" office:string-value=""/>
          <table:table-cell table:style-name="ce10" table:formula="of:=[.M13]"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of time during which the exceptions are observed.">
            <text:p>The period of time during which the exceptions are observ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DocumentReference">
            <text:p>DocumentReference</text:p>
          </table:table-cell>
          <table:table-cell table:style-name="ce10" office:value-type="string" office:string-value="Exception Notification. Document Reference">
            <text:p>Exception Notification. Document Reference</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Exception Notification. Signature">
            <text:p>Exception Notification. Signature</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Exception Notification. Sender_ Party. Party">
            <text:p>Exception Notification. Sender_ Party. Party</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Exception Notification. Receiver_ Party. Party">
            <text:p>Exception Notification. Receiver_ Party. Party</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BuyerCustomerParty">
            <text:p>BuyerCustomerParty</text:p>
          </table:table-cell>
          <table:table-cell table:style-name="ce10" office:value-type="string" office:string-value="Exception Notification. Buyer_ Customer Party. Customer Party">
            <text:p>Exception Notification. Buyer_ Customer Party. Customer Party</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18]"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llerSupplierParty">
            <text:p>SellerSupplierParty</text:p>
          </table:table-cell>
          <table:table-cell table:style-name="ce10" office:value-type="string" office:string-value="Exception Notification. Seller_ Supplier Party. Supplier Party">
            <text:p>Exception Notification. Seller_ Supplier Party. Supplier Party</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19]"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ExceptionNotificationLine">
            <text:p>ExceptionNotificationLine</text:p>
          </table:table-cell>
          <table:table-cell table:style-name="ce10" office:value-type="string" office:string-value="Exception Notification. Exception Notification Line">
            <text:p>Exception Notification. Exception Notification Line</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Exception Notification Line">
            <text:p>Exception Notification Line</text:p>
          </table:table-cell>
          <table:table-cell table:style-name="ce10" office:value-type="string" office:string-value="Exception Notification Line">
            <text:p>Exception Notification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eption Notification Line">
            <text:p>Exception Notification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in the Exception Notification.">
            <text:p>A line in the Exception Notifica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